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19E0000019E465C037EC63326B8.png" manifest:media-type="image/png"/>
  <manifest:file-entry manifest:full-path="Pictures/1000096600002ACA00002ACA4817784B3259CE3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  <manifest:file-entry manifest:full-path="Pictures/10000001000001F8000001F8F329F2303C203CD9.png" manifest:media-type="image/png"/>
  <manifest:file-entry manifest:full-path="Pictures/100006250000340F0000340F4C5B82708FFBB11B.svg" manifest:media-type="image/svg+xml"/>
  <manifest:file-entry manifest:full-path="Pictures/100000000000099000000CC03E0DCC491AE87FC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c0c0c" loext:opacity="100%" officeooo:rsid="00be6f5f" officeooo:paragraph-rsid="00be6f5f"/>
    </style:style>
    <style:style style:name="P5" style:family="paragraph" style:parent-style-name="Standard">
      <style:text-properties officeooo:rsid="0092b03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96479b"/>
    </style:style>
    <style:style style:name="P8" style:family="paragraph" style:parent-style-name="Standard">
      <style:text-properties officeooo:rsid="0096479b"/>
    </style:style>
    <style:style style:name="P9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d7370b"/>
    </style:style>
    <style:style style:name="P12" style:family="paragraph" style:parent-style-name="Standard">
      <style:text-properties officeooo:rsid="00ae829d" officeooo:paragraph-rsid="00ae829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4" style:family="paragraph" style:parent-style-name="Standard">
      <style:text-properties officeooo:paragraph-rsid="00bd7645"/>
    </style:style>
    <style:style style:name="P15" style:family="paragraph" style:parent-style-name="Standard">
      <style:text-properties officeooo:rsid="00a9f176" officeooo:paragraph-rsid="00a9f176"/>
    </style:style>
    <style:style style:name="P16" style:family="paragraph" style:parent-style-name="Standard">
      <style:text-properties officeooo:paragraph-rsid="0086dcd9"/>
    </style:style>
    <style:style style:name="P17" style:family="paragraph" style:parent-style-name="Standard">
      <style:text-properties fo:language="en" fo:country="US" officeooo:rsid="00a89b06" officeooo:paragraph-rsid="00a89b06"/>
    </style:style>
    <style:style style:name="P18" style:family="paragraph" style:parent-style-name="Standard">
      <style:text-properties fo:language="en" fo:country="US" officeooo:rsid="00a9f176" officeooo:paragraph-rsid="00a9f176"/>
    </style:style>
    <style:style style:name="P19" style:family="paragraph" style:parent-style-name="Standard">
      <style:text-properties officeooo:paragraph-rsid="00a9d9b5"/>
    </style:style>
    <style:style style:name="P20" style:family="paragraph" style:parent-style-name="Standard">
      <style:text-properties officeooo:rsid="00c28239" officeooo:paragraph-rsid="00c28239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Calibri1" officeooo:rsid="00c43321" officeooo:paragraph-rsid="00c61445"/>
    </style:style>
    <style:style style:name="P24" style:family="paragraph" style:parent-style-name="Standard">
      <style:text-properties officeooo:rsid="00c43321" officeooo:paragraph-rsid="00c43321"/>
    </style:style>
    <style:style style:name="P25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b01753" officeooo:paragraph-rsid="00b01753"/>
    </style:style>
    <style:style style:name="P27" style:family="paragraph" style:parent-style-name="Standard">
      <style:text-properties officeooo:paragraph-rsid="00d2a061"/>
    </style:style>
    <style:style style:name="P28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9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0" style:family="paragraph" style:parent-style-name="Heading_20_2">
      <style:paragraph-properties fo:margin-left="0cm" fo:margin-right="0cm" fo:text-indent="0cm" style:auto-text-indent="false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3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4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5" style:family="paragraph" style:parent-style-name="Standard">
      <style:text-properties officeooo:paragraph-rsid="00df6064"/>
    </style:style>
    <style:style style:name="P36" style:family="paragraph">
      <style:paragraph-properties fo:text-align="center"/>
    </style:style>
    <style:style style:name="P37" style:family="paragraph">
      <loext:graphic-properties draw:fill-color="#ff9900"/>
      <style:paragraph-properties fo:text-align="center"/>
      <style:text-properties fo:font-size="12pt"/>
    </style:style>
    <style:style style:name="P38" style:family="paragraph">
      <style:paragraph-properties fo:text-align="center"/>
      <style:text-properties fo:font-size="12pt"/>
    </style:style>
    <style:style style:name="P39" style:family="paragraph">
      <loext:graphic-properties draw:fill-color="#98fb98"/>
      <style:text-properties fo:font-size="12pt"/>
    </style:style>
    <style:style style:name="P40" style:family="paragraph">
      <loext:graphic-properties draw:fill-color="#a0522d"/>
    </style:style>
    <style:style style:name="P41" style:family="paragraph">
      <loext:graphic-properties draw:fill-color="#98fb98"/>
    </style:style>
    <style:style style:name="P42" style:family="paragraph">
      <loext:graphic-properties draw:fill-color="#87ceeb"/>
      <style:text-properties fo:font-size="12pt"/>
    </style:style>
    <style:style style:name="T1" style:family="text">
      <style:text-properties style:font-name="Calibri1"/>
    </style:style>
    <style:style style:name="T2" style:family="text">
      <style:text-properties style:font-name="Calibri1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style:font-name="Calibri1" fo:font-size="10pt" fo:language="en" fo:country="US" fo:font-style="italic" officeooo:rsid="008024c3" style:font-size-asian="10pt" style:font-style-asian="italic" style:font-size-complex="10pt" style:font-style-complex="italic"/>
    </style:style>
    <style:style style:name="T4" style:family="text">
      <style:text-properties style:font-name="Calibri1" fo:font-size="10pt" fo:language="en" fo:country="US" fo:font-style="italic" officeooo:rsid="00dfb88a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6479b" style:font-weight-asian="bold" style:font-weight-complex="bold"/>
    </style:style>
    <style:style style:name="T7" style:family="text">
      <style:text-properties fo:font-weight="bold" officeooo:rsid="00a89b06" style:font-weight-asian="bold" style:font-weight-complex="bold"/>
    </style:style>
    <style:style style:name="T8" style:family="text">
      <style:text-properties fo:font-weight="bold" officeooo:rsid="00a9d9b5" style:font-weight-asian="bold" style:font-weight-complex="bold"/>
    </style:style>
    <style:style style:name="T9" style:family="text">
      <style:text-properties fo:font-weight="bold" officeooo:rsid="00a9f176" style:font-weight-asian="bold" style:font-weight-complex="bold"/>
    </style:style>
    <style:style style:name="T10" style:family="text">
      <style:text-properties fo:font-weight="bold" officeooo:rsid="00c652d6" style:font-weight-asian="bold" style:font-weight-complex="bold"/>
    </style:style>
    <style:style style:name="T11" style:family="text">
      <style:text-properties fo:font-weight="bold" officeooo:rsid="00d99542" style:font-weight-asian="bold" style:font-weight-complex="bold"/>
    </style:style>
    <style:style style:name="T12" style:family="text">
      <style:text-properties officeooo:rsid="0096479b"/>
    </style:style>
    <style:style style:name="T13" style:family="text">
      <style:text-properties officeooo:rsid="00dd94c6"/>
    </style:style>
    <style:style style:name="T14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009900" loext:opacity="100%"/>
    </style:style>
    <style:style style:name="T17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9900" loext:opacity="100%" style:font-name="Calibri1" fo:font-size="9pt" fo:font-style="normal" fo:font-weight="bold" officeooo:rsid="00a9f17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color="#009900" loext:opacity="100%" fo:font-weight="bold" style:font-weight-asian="bold" style:font-weight-complex="bold"/>
    </style:style>
    <style:style style:name="T20" style:family="text">
      <style:text-properties fo:color="#009900" loext:opacity="100%" fo:font-size="15pt" style:font-size-asian="15pt" style:font-size-complex="15pt"/>
    </style:style>
    <style:style style:name="T21" style:family="text">
      <style:text-properties fo:color="#009900" loext:opacity="100%" fo:font-size="15pt" officeooo:rsid="00a66c05" style:font-size-asian="15pt" style:font-size-complex="15pt"/>
    </style:style>
    <style:style style:name="T22" style:family="text">
      <style:text-properties fo:color="#ff9900" loext:opacity="100%" fo:font-weight="bold" officeooo:rsid="00d46ac8" style:font-weight-asian="bold" style:font-weight-complex="bold"/>
    </style:style>
    <style:style style:name="T23" style:family="text">
      <style:text-properties fo:language="en" fo:country="US" officeooo:rsid="00a9f176"/>
    </style:style>
    <style:style style:name="T24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1c1c1c" loext:opacity="100%" fo:font-weight="normal" style:font-weight-asian="normal"/>
    </style:style>
    <style:style style:name="T35" style:family="text">
      <style:text-properties fo:color="#1c1c1c" loext:opacity="100%" fo:font-weight="normal" style:font-weight-asian="normal" style:font-weight-complex="normal"/>
    </style:style>
    <style:style style:name="T36" style:family="text">
      <style:text-properties fo:color="#1c1c1c" loext:opacity="100%" fo:font-weight="normal" officeooo:rsid="00c43321" style:font-weight-asian="normal"/>
    </style:style>
    <style:style style:name="T37" style:family="text">
      <style:text-properties fo:color="#1c1c1c" loext:opacity="100%" fo:font-weight="normal" officeooo:rsid="00c652d6" style:font-weight-asian="normal"/>
    </style:style>
    <style:style style:name="T38" style:family="text">
      <style:text-properties fo:color="#1c1c1c" loext:opacity="100%" fo:font-weight="bold" style:font-weight-asian="bold" style:font-weight-complex="bold"/>
    </style:style>
    <style:style style:name="T39" style:family="text">
      <style:text-properties fo:color="#1c1c1c" loext:opacity="100%" fo:font-weight="bold" officeooo:rsid="00c652d6" style:font-weight-asian="bold" style:font-weight-complex="bold"/>
    </style:style>
    <style:style style:name="T40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41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42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4" style:family="text">
      <style:text-properties fo:color="#1c1c1c" loext:opacity="100%" style:font-name="Calibri1"/>
    </style:style>
    <style:style style:name="T45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officeooo:rsid="00d46ac8"/>
    </style:style>
    <style:style style:name="T48" style:family="text">
      <style:text-properties officeooo:rsid="00d7370b"/>
    </style:style>
    <style:style style:name="T49" style:family="text">
      <style:text-properties officeooo:rsid="00d998df"/>
    </style:style>
    <style:style style:name="T50" style:family="text">
      <style:text-properties fo:font-weight="normal" style:font-weight-asian="normal" style:font-weight-complex="normal"/>
    </style:style>
    <style:style style:name="T5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2"><draw:frame draw:style-name="fr4" draw:name="eduction_picture" text:anchor-type="paragraph" svg:x="0.314cm" svg:y="0.258cm" svg:width="0.801cm" svg:height="0.801cm" draw:z-index="5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7" draw:name="Forme4" draw:style-name="gr4" draw:text-style-name="P36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<text:span text:style-name="T14">Titre Développeur Web Web Mobile</text:span><text:span text:style-name="T24">, </text:span><text:span text:style-name="T29">2022</text:span><text:span text:style-name="T26"> | </text:span><text:a xlink:type="simple" xlink:href="https://www.francecompetences.fr/recherche/rncp/31114/" text:style-name="Internet_20_link" text:visited-style-name="Visited_20_Internet_20_Link"><text:span text:style-name="T33">RNCP ( bac +2 )</text:span></text:a><text:span text:style-name="T28"> | </text:span><text:a xlink:type="simple" xlink:href="https://oclock.io/" text:style-name="Internet_20_link" text:visited-style-name="Visited_20_Internet_20_Link"><text:span text:style-name="T30">O'Clock</text:span></text:a><text:span text:style-name="T24"> Télé-présentiel </text:span><text:a xlink:type="simple" xlink:href="https://oclock.io/" text:style-name="Internet_20_link" text:visited-style-name="Visited_20_Internet_20_Link"><text:span text:style-name="T30">O'clock</text:span></text:a><text:span text:style-name="T24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14"><text:span text:style-name="T15">Certificat OPQUAST</text:span><text:span text:style-name="T24">, </text:span><text:span text:style-name="T29">2022</text:span><text:span text:style-name="T26"> | </text:span><text:a xlink:type="simple" xlink:href="https://www.opquast.com/" text:style-name="Internet_20_link" text:visited-style-name="Visited_20_Internet_20_Link"><text:span text:style-name="T31">Opquast</text:span></text:a><text:span text:style-name="T27"> </text:span><text:span text:style-name="T25">Maîtrise de la qualité en projet web. Niveau Confirmé</text:span></text:p>
          </table:table-cell>
        </table:table-row>
        <table:table-row>
          <table:table-cell table:style-name="Tableau2.A1" office:value-type="string">
            <text:p text:style-name="P14"><text:span text:style-name="T14">Formation Modules WEB/Multimédia/NTIC</text:span><text:span text:style-name="T25">, </text:span><text:span text:style-name="T29">2011</text:span><text:span text:style-name="T26"> | </text:span><text:a xlink:type="simple" xlink:href="https://lidem.eu/" text:style-name="Internet_20_link" text:visited-style-name="Visited_20_Internet_20_Link"><text:span text:style-name="T32">IDEM 66</text:span></text:a><text:span text:style-name="T25"> | Le Soler 66 Prendre en charge le développement d’applications informatiques dans le cadre de projets dont l’objectif est l’automatisation d’un ou plusieurs processus de l’entreprise, participer à toutes les étapes de la réalisation de l’application ou du site web, assurer la maintenance corrective.</text:span></text:p>
          </table:table-cell>
        </table:table-row>
      </table:table>
      <text:h text:style-name="P30" text:outline-level="2" text:is-list-header="true"><draw:frame draw:style-name="fr3" draw:name="experiences_picture" text:anchor-type="paragraph" svg:x="0.27cm" svg:y="0.31cm" svg:width="0.801cm" svg:height="0.801cm" draw:z-index="6"><draw:image xlink:href="Pictures/100006250000340F0000340F4C5B82708FFBB11B.svg" xlink:type="simple" xlink:show="embed" xlink:actuate="onLoad" draw:mime-type="image/svg+xml"/><draw:image xlink:href="Pictures/10000001000001F8000001F8F329F2303C203CD9.png" xlink:type="simple" xlink:show="embed" xlink:actuate="onLoad" draw:mime-type="image/png"/></draw:frame><draw:line text:anchor-type="paragraph" draw:z-index="8" draw:name="Forme4" draw:style-name="gr3" draw:text-style-name="P38" svg:x1="11.705cm" svg:y1="0.695cm" svg:x2="17.014cm" svg:y2="0.695cm"><text:p/></draw:line><text:span text:style-name="T16"><text:s/></text:span><text:span text:style-name="T20">EXPÉRIENCES </text:span><text:span text:style-name="T21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2022</text:p>
          </table:table-cell>
          <table:table-cell table:style-name="Tableau3.A1" office:value-type="string">
            <text:p text:style-name="P19"><text:span text:style-name="T17">Développeur Web</text:span>, <text:span text:style-name="T7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8">2020</text:p>
          </table:table-cell>
          <table:table-cell table:style-name="Tableau3.A1" office:value-type="string">
            <text:p text:style-name="P16"><text:span text:style-name="T17">Formateur DWWM CCP1</text:span>, <text:span text:style-name="T8">AFPA Mornac 16</text:span>, </text:p>
            <text:p text:style-name="P16">Accompagnement stagiaire certification CCP1 Développement Web et Web Mobile.</text:p>
            <text:p text:style-name="P16">Cahier des charges, HTML, CSS, jQuery, WordPress.</text:p>
            <text:p text:style-name="P16">Intégration cms WordPress pour une entreprise.</text:p>
          </table:table-cell>
        </table:table-row>
        <table:table-row>
          <table:table-cell table:style-name="Tableau3.A1" office:value-type="string">
            <text:p text:style-name="P15">2016</text:p>
            <text:p text:style-name="Standard"><text:span text:style-name="T23">2012</text:span> </text:p>
          </table:table-cell>
          <table:table-cell table:style-name="Tableau3.A1" office:value-type="string">
            <text:p text:style-name="P16"><text:span text:style-name="T18">Auto Entrepreneur</text:span>, <text:span text:style-name="T9">Matha 17160</text:span>, </text:p>
            <text:p text:style-name="P16">Installation et mise en service postes de travail sous environnements GNU/Linux.</text:p>
            <text:p text:style-name="P16">Diagnostique, dépannage ordinateurs Windows et GNU/Linux.</text:p>
            <text:p text:style-name="P16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4">2002</text:p>
            <text:p text:style-name="P24">2011</text:p>
          </table:table-cell>
          <table:table-cell table:style-name="Tableau3.A1" office:value-type="string">
            <text:p text:style-name="P25">Monteur câbleur,</text:p>
            <text:p text:style-name="P2">Monteur régleu<text:span text:style-name="T1">r </text:span><text:span text:style-name="T44">sur pressuriseurs </text:span><text:span text:style-name="T45">Selecom 66500 Prades</text:span></text:p>
            <text:p text:style-name="P2">Opérateur sur machine automatisés <text:span text:style-name="T10">Siemens 3100 Toulouse</text:span></text:p>
          </table:table-cell>
        </table:table-row>
        <table:table-row>
          <table:table-cell table:style-name="Tableau3.A1" office:value-type="string">
            <text:p text:style-name="P23">1987 </text:p>
            <text:p text:style-name="P23">1998</text:p>
          </table:table-cell>
          <table:table-cell table:style-name="Tableau3.A1" office:value-type="string">
            <text:p text:style-name="P22"><text:span text:style-name="T19">Technicien Extérieur et Atelier en Dépannage Électroménager</text:span><text:span text:style-name="T38">.</text:span><text:span text:style-name="T34"> Tous les appareils </text:span><text:span text:style-name="T36">b</text:span><text:span text:style-name="T41">lancs + recharge frigorifique à domicile : contact, dépannage et facturation clientèle. </text:span><text:span text:style-name="T43">Conforama Service</text:span><text:span text:style-name="T42"> <text:s text:c="2"/></text:span><text:span text:style-name="T43">11100 Narbonne</text:span><text:span text:style-name="T42"> </text:span><text:span text:style-name="T40"><text:s text:c="14"/></text:span></text:p>
          </table:table-cell>
        </table:table-row>
        <table:table-row>
          <table:table-cell table:style-name="Tableau3.A1" office:value-type="string">
            <text:p text:style-name="P20">1981</text:p>
            <text:p text:style-name="P20">1995</text:p>
          </table:table-cell>
          <table:table-cell table:style-name="Tableau3.A1" office:value-type="string">
            <text:p text:style-name="P21"><text:span text:style-name="T19">Manutentionnaire</text:span><text:span text:style-name="T35">, </text:span><text:span text:style-name="T19">magasinier</text:span><text:span text:style-name="T35"> puis </text:span><text:span text:style-name="T19">monteur-câbleur</text:span><text:span text:style-name="T35"> </text:span><text:span text:style-name="T34">(armoires standard téléphonique). <text:s/></text:span><text:span text:style-name="T39">Jeumont-Schneider</text:span><text:span text:style-name="T37"> </text:span><text:span text:style-name="T39">77430 Champagne sur seine</text:span></text:p>
          </table:table-cell>
        </table:table-row>
      </table:table>
      <text:h text:style-name="P31" text:outline-level="2" text:is-list-header="true"><draw:frame draw:style-name="fr2" draw:name="skill_piscture" text:anchor-type="paragraph" svg:x="0.27cm" svg:y="0.259cm" svg:width="0.801cm" svg:height="0.801cm" draw:z-index="9"><draw:image xlink:href="Pictures/1000096600002ACA00002ACA4817784B3259CE3B.svg" xlink:type="simple" xlink:show="embed" xlink:actuate="onLoad" draw:mime-type="image/svg+xml"/><draw:image xlink:href="Pictures/100000010000019E0000019E465C037EC63326B8.png" xlink:type="simple" xlink:show="embed" xlink:actuate="onLoad" draw:mime-type="image/png"/></draw:frame><draw:line text:anchor-type="paragraph" draw:z-index="10" draw:name="Forme4" draw:style-name="gr2" draw:text-style-name="P37" svg:x1="5.844cm" svg:y1="0.617cm" svg:x2="16.948cm" svg:y2="0.617cm"><text:p/></draw:line><text:s/><text:span text:style-name="T46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3" text:outline-level="3">Atouts</text:h>
            <text:p text:style-name="P26">Curieux, très curieux,</text:p>
            <text:p text:style-name="P10">Enthousiaste,</text:p>
            <text:p text:style-name="P10">Motivé,</text:p>
            <text:p text:style-name="P10">Passionné,</text:p>
            <text:p text:style-name="P10">Rigoureux,</text:p>
            <text:p text:style-name="P10">Volontaire</text:p>
          </table:table-cell>
          <table:table-cell table:style-name="Tableau1.A1" office:value-type="string">
            <text:h text:style-name="P34" text:outline-level="3"><text:s/><text:span text:style-name="T22">Montage</text:span></text:h>
            <text:p text:style-name="P11"><text:span text:style-name="T48">Diagnostique,</text:span> </text:p>
            <text:p text:style-name="P28">Exigeant,</text:p>
            <text:p text:style-name="P11"><text:span text:style-name="T47">Habilité manuelle</text:span>,</text:p>
            <text:p text:style-name="P10"><text:s/><text:span text:style-name="T47">Organis</text:span><text:span text:style-name="T49">é</text:span></text:p>
            <text:p text:style-name="P10"/>
            <text:p text:style-name="P13"/>
          </table:table-cell>
        </table:table-row>
      </table:table>
      <text:h text:style-name="P32" text:outline-level="2" text:is-list-header="true"><draw:frame draw:style-name="fr1" draw:name="interest_picture" text:anchor-type="paragraph" svg:x="0.305cm" svg:y="0.25cm" svg:width="0.801cm" svg:height="0.801cm" draw:z-index="11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2" draw:name="Forme6" draw:style-name="gr1" draw:text-style-name="P36" svg:x1="4.48cm" svg:y1="0.681cm" svg:x2="17.007cm" svg:y2="0.692cm"><text:p/></draw:line><text:s/><text:span text:style-name="T46">Intérêts</text:span></text:h>
      <text:p text:style-name="P12"><text:tab/>Nano ordinateurs Raspberry Pi,</text:p>
      <text:p text:style-name="P12"><text:tab/>Microcontrôleurs Raspberry Pi,</text:p>
      <text:p text:style-name="P12"><text:tab/>Imprimantes 3D (reprap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1.995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paragraph-properties fo:text-align="start" style:justify-single-word="false"/>
      <style:text-properties fo:color="#0c0c0c" loext:opacity="100%" officeooo:rsid="00be6f5f" officeooo:paragraph-rsid="00be6f5f"/>
    </style:style>
    <style:style style:name="MP7" style:family="paragraph" style:parent-style-name="Standard">
      <style:text-properties fo:font-weight="bold" style:font-weight-asian="bold" style:font-weight-complex="bold"/>
    </style:style>
    <style:style style:name="MP8" style:family="paragraph" style:parent-style-name="Standard">
      <style:text-properties officeooo:paragraph-rsid="00df6064"/>
    </style:style>
    <style:style style:name="MP9" style:family="paragraph" style:parent-style-name="Standard">
      <style:text-properties officeooo:paragraph-rsid="0096479b"/>
    </style:style>
    <style:style style:name="MP10" style:family="paragraph" style:parent-style-name="Standard">
      <style:text-properties officeooo:rsid="0096479b"/>
    </style:style>
    <style:style style:name="MP11" style:family="paragraph">
      <loext:graphic-properties draw:fill-color="#a0522d"/>
    </style:style>
    <style:style style:name="MP12" style:family="paragraph">
      <loext:graphic-properties draw:fill-color="#98fb98"/>
      <style:text-properties fo:font-size="12pt"/>
    </style:style>
    <style:style style:name="MP13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MT1" style:family="text">
      <style:text-properties style:font-name="Calibri1" fo:font-size="10pt" fo:language="en" fo:country="US" fo:font-style="italic" officeooo:rsid="008024c3" style:font-size-asian="10pt" style:font-style-asian="italic" style:font-size-complex="10pt" style:font-style-complex="italic"/>
    </style:style>
    <style:style style:name="MT2" style:family="text">
      <style:text-properties style:font-name="Calibri1" fo:font-size="10pt" fo:language="en" fo:country="US" fo:font-style="italic" officeooo:rsid="00dfb88a" style:font-size-asian="10pt" style:font-style-asian="italic" style:font-size-complex="10pt" style:font-style-complex="italic"/>
    </style:style>
    <style:style style:name="MT3" style:family="text">
      <style:text-properties style:font-name="Calibri1"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96479b"/>
    </style:style>
    <style:style style:name="MT6" style:family="text">
      <style:text-properties fo:font-weight="bold" officeooo:rsid="00d99542" style:font-weight-asian="bold" style:font-weight-complex="bold"/>
    </style:style>
    <style:style style:name="MT7" style:family="text">
      <style:text-properties fo:font-weight="normal" style:font-weight-asian="normal" style:font-weight-complex="normal"/>
    </style:style>
    <style:style style:name="MT8" style:family="text"/>
    <style:style style:name="MT9" style:family="text">
      <style:text-properties fo:font-weight="bold" officeooo:rsid="0096479b" style:font-weight-asian="bold" style:font-weight-complex="bold"/>
    </style:style>
    <style:style style:name="MT10" style:family="text">
      <style:text-properties officeooo:rsid="00dd94c6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Mfr1" draw:name="Image2" text:anchor-type="char" svg:width="1.739cm" svg:height="2.318cm" draw:z-index="4"><draw:image xlink:href="Pictures/100000000000099000000CC03E0DCC491AE87FC7.jpg" xlink:type="simple" xlink:show="embed" xlink:actuate="onLoad" draw:mime-type="image/jpeg"/></draw:frame></text:p>
            </table:table-cell>
            <table:table-cell table:style-name="Tableau4.A1" office:value-type="string">
              <text:p text:style-name="MP4">Thierry Charriot</text:p>
              <text:p text:style-name="MP5">12rue des Palombes</text:p>
              <text:p text:style-name="MP5">17160 Matha</text:p>
              <text:p text:style-name="MP5"/>
              <text:p text:style-name="MP6"><text:span text:style-name="MT1">6</text:span><text:span text:style-name="MT2">1</text:span><text:span text:style-name="MT3"> ans</text:span></text:p>
            </table:table-cell>
            <table:table-cell table:style-name="Tableau4.A1" office:value-type="string">
              <text:p text:style-name="MP7"/>
              <text:p text:style-name="Standard"><text:span text:style-name="MT4">E-Mail</text:span>: <text:span text:style-name="MT5">mrthierrycharriot@gmail.com</text:span></text:p>
              <text:p text:style-name="MP8"><text:span text:style-name="MT6">Portfolio</text:span><text:span text:style-name="MT4">: </text:span><text:a xlink:type="simple" xlink:href="https://thierrycharriot.fr/" text:style-name="Internet_20_link" text:visited-style-name="Visited_20_Internet_20_Link"><text:span text:style-name="MT7">Thierry Charriot</text:span></text:a></text:p>
              <text:p text:style-name="Standard"><text:span text:style-name="MT4">Linkedin</text:span>: <text:a xlink:type="simple" xlink:href="https://www.linkedin.com/in/thierry-charriot/" text:style-name="Internet_20_link" text:visited-style-name="Visited_20_Internet_20_Link">Thierry Charriot</text:a></text:p>
              <text:p text:style-name="MP9"><text:span text:style-name="MT9">Github</text:span>: <text:a xlink:type="simple" xlink:href="https://github.io/thierrycharriot" text:style-name="Internet_20_link" text:visited-style-name="Visited_20_Internet_20_Link">Thierry Charriot</text:a></text:p>
              <text:p text:style-name="MP10"><draw:custom-shape text:anchor-type="paragraph" draw:z-index="2" draw:name="Forme 3" draw:style-name="Mgr3" draw:text-style-name="MP11" svg:width="2.624cm" svg:height="6.187cm" draw:transform="rotate (-1.5707963267949) translate (10.9802083333333cm 23.01875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2" svg:width="4.908cm" svg:height="3.086cm" draw:transform="rotate (-1.5707963267949) translate (10.9802083333333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3">Monteur-câbleur <text:span text:style-name="MT10">en Électroniqu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3M32S</meta:editing-duration>
    <meta:editing-cycles>68</meta:editing-cycles>
    <meta:generator>LibreOffice/7.3.7.2$Linux_X86_64 LibreOffice_project/30$Build-2</meta:generator>
    <dc:title>test</dc:title>
    <dc:date>2023-09-27T10:55:55.882860034</dc:date>
    <meta:document-statistic meta:table-count="4" meta:image-count="5" meta:object-count="0" meta:page-count="1" meta:paragraph-count="57" meta:word-count="302" meta:character-count="2272" meta:non-whitespace-character-count="1995"/>
  </office:meta>
</office:document-meta>
</file>